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ell.Cell( final HSSFCell cell , final int cel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ell.getNumeric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ll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ll.get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ll.getCel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ll.setContent( final String cont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ell.setStyle( HSSFCellStyle sty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